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6" style:family="paragraph" style:parent-style-name="Text_20_body" style:list-style-name="L6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8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bold"/>
    </style:style>
    <style:style style:name="P10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3" style:family="paragraph" style:parent-style-name="Text_20_body" style:list-style-name="L4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4" style:family="paragraph" style:parent-style-name="Text_20_body" style:list-style-name="L5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5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16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17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style:text-position="33% 80%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DIRECTED GRAPHS STUDY GUIDE</text:h>
      <text:p text:style-name="P7"/>
      <text:p text:style-name="P8"><text:span text:style-name="T1">Using directed graphs vs. undirected graphs.</text:span> nbsp; Know when to use each. This should be fairly natural. For example, you'd use an undirected graph to represent friend connections between Facebook users, and a directed graph to represent following connections on Twitter.</text:p>
      <text:p text:style-name="P8"><text:span text:style-name="T1">BFS and DFS are directed graph algorithms.</text:span> <text:s text:c="2"/>Many canonical unweighted digraph problems (e.g. shortest paths and reachability) can be solved using code that is effectively identical to code for solving problems on unweighted graphs.</text:p>
      <text:p text:style-name="P9">Importan digraph graph traversals.</text:p>
      <text:list xml:id="list6603192724202404915" text:style-name="L1">
        <text:list-item>
          <text:p text:style-name="P10">Breadth-first search.</text:p>
        </text:list-item>
        <text:list-item>
          <text:p text:style-name="P1">Depth-first search (including preorder, postorder, and reverse postorder).</text:p>
        </text:list-item>
      </text:list>
      <text:p text:style-name="P9">Important digraph problems.</text:p>
      <text:list xml:id="list3057141883030966192" text:style-name="L2">
        <text:list-item>
          <text:p text:style-name="P11">Topological sort.</text:p>
          <text:list>
            <text:list-item>
              <text:p text:style-name="P11">What is a topological sort?</text:p>
            </text:list-item>
            <text:list-item>
              <text:p text:style-name="P11">Is it unique?</text:p>
            </text:list-item>
            <text:list-item>
              <text:p text:style-name="P11">What are the conditions under which a digraph has a topological sort?</text:p>
            </text:list-item>
            <text:list-item>
              <text:p text:style-name="P11">How do you compute a topological sort?</text:p>
            </text:list-item>
            <text:list-item>
              <text:p text:style-name="P2">What is the running time of that algorithm (using adjacency lists)?</text:p>
            </text:list-item>
          </text:list>
        </text:list-item>
        <text:list-item>
          <text:p text:style-name="P11">Strongly-connected components.</text:p>
          <text:list>
            <text:list-item>
              <text:p text:style-name="P11">What is a strongly connected component (sometimes called a strong component)?</text:p>
            </text:list-item>
            <text:list-item>
              <text:p text:style-name="P11">How does the Kosaraju-Sharir algorithm work?</text:p>
            </text:list-item>
            <text:list-item>
              <text:p text:style-name="P11">What does the first step of Kosaraju-Sharir provide? An ordering of the vertices that allows us to find the strong components in the second step.</text:p>
            </text:list-item>
            <text:list-item>
              <text:p text:style-name="P11">What does the second step of Kosaraju-Sharir do? Finds all the strong components using the ordering provided by the first step.</text:p>
            </text:list-item>
            <text:list-item>
              <text:p text:style-name="P11">What are the steps? 1. Run DFS on G<text:span text:style-name="T2">R</text:span> to compute reverse postorder of G<text:span text:style-name="T2">R</text:span>. 2. Start V depth-first-searches (one for each node) in the order given by first step.</text:p>
            </text:list-item>
            <text:list-item>
              <text:p text:style-name="P2">What is the running time if we use adjacency lists?</text:p>
            </text:list-item>
          </text:list>
        </text:list-item>
      </text:list>
      <text:h text:style-name="P17" text:outline-level="3">Recommended Problems</text:h>
      <text:h text:style-name="P15" text:outline-level="4">C level</text:h>
      <text:list xml:id="list7014718058780773129" text:style-name="L3">
        <text:list-item>
          <text:p text:style-name="P12">Spring 08 Final, #1a, #1b</text:p>
        </text:list-item>
        <text:list-item>
          <text:p text:style-name="P12">Fall 08 Final, #1a, #1b</text:p>
        </text:list-item>
        <text:list-item>
          <text:p text:style-name="P12">Fall 10 Final, #3a</text:p>
        </text:list-item>
        <text:list-item>
          <text:p text:style-name="P3">Spring 12 final, #3a, #3ab</text:p>
        </text:list-item>
      </text:list>
      <text:h text:style-name="P15" text:outline-level="4"><text:soft-page-break/>B level</text:h>
      <text:list xml:id="list5410480726401466453" text:style-name="L4">
        <text:list-item>
          <text:p text:style-name="P13">Spring 08 Final, #1c, #1d</text:p>
        </text:list-item>
        <text:list-item>
          <text:p text:style-name="P13">Fall 08 Final, #1c</text:p>
        </text:list-item>
        <text:list-item>
          <text:p text:style-name="P13">Fall 10 Final, #3b</text:p>
        </text:list-item>
        <text:list-item>
          <text:p text:style-name="P13">Fall 10 Final, #2d, #2e</text:p>
        </text:list-item>
        <text:list-item>
          <text:p text:style-name="P4">Textbook: 4.2.10, 4.2.20</text:p>
        </text:list-item>
      </text:list>
      <text:h text:style-name="P15" text:outline-level="4">A level</text:h>
      <text:list xml:id="list567465514554638950" text:style-name="L5">
        <text:list-item>
          <text:p text:style-name="P14">Fall 2008, #11</text:p>
        </text:list-item>
        <text:list-item>
          <text:p text:style-name="P14">4.2.19, 4.2.22 (exam will not require you to know why Kosaraju-Sharir works)</text:p>
        </text:list-item>
        <text:list-item>
          <text:p text:style-name="P14">4.2.27</text:p>
        </text:list-item>
        <text:list-item>
          <text:p text:style-name="P5">4.2.40</text:p>
        </text:list-item>
      </text:list>
      <text:h text:style-name="P15" text:outline-level="4">Just for fun</text:h>
      <text:list xml:id="list4072622565280858795" text:style-name="L6">
        <text:list-item>
          <text:p text:style-name="P6">Write code similar to (or copy) the webcrawler shown in lectur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3</meta:editing-cycles>
    <meta:generator>LibreOffice/4.3.5.2$Windows_x86 LibreOffice_project/3a87456aaa6a95c63eea1c1b3201acedf0751bd5</meta:generator>
    <dc:date>2015-01-20T16:11:41.560000000</dc:date>
    <meta:document-statistic meta:table-count="0" meta:image-count="0" meta:object-count="0" meta:page-count="2" meta:paragraph-count="39" meta:word-count="349" meta:character-count="2011" meta:non-whitespace-character-count="1728"/>
    <meta:user-defined meta:name="Info 1"/>
    <meta:user-defined meta:name="Info 2"/>
    <meta:user-defined meta:name="Info 3"/>
    <meta:user-defined meta:name="Info 4"/>
  </office:meta>
</office:document-meta>
</file>